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DynaActionForm.checkRequiredFields( String [ ] fiel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DynaActionForm.isEmptyString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